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c52" officeooo:paragraph-rsid="001fac52"/>
    </style:style>
    <style:style style:name="P2" style:family="paragraph" style:parent-style-name="Standard">
      <style:text-properties officeooo:rsid="00204ce2" officeooo:paragraph-rsid="00204ce2"/>
    </style:style>
    <style:style style:name="P3" style:family="paragraph" style:parent-style-name="Standard">
      <style:text-properties officeooo:rsid="0020cd2e" officeooo:paragraph-rsid="0020cd2e"/>
    </style:style>
    <style:style style:name="P4" style:family="paragraph" style:parent-style-name="Standard">
      <style:text-properties officeooo:rsid="0021827d" officeooo:paragraph-rsid="0021827d"/>
    </style:style>
    <style:style style:name="P5" style:family="paragraph" style:parent-style-name="Standard">
      <style:text-properties officeooo:rsid="00221959" officeooo:paragraph-rsid="00221959"/>
    </style:style>
    <style:style style:name="P6" style:family="paragraph" style:parent-style-name="Standard">
      <style:text-properties officeooo:rsid="002768ef" officeooo:paragraph-rsid="00276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– GITHUB</text:p>
      <text:p text:style-name="P1"/>
      <text:p text:style-name="P1"/>
      <text:p text:style-name="P1"/>
      <text:p text:style-name="P2">Lista de comandos no git.:</text:p>
      <text:p text:style-name="P2"/>
      <text:p text:style-name="P2">Listar: dir </text:p>
      <text:p text:style-name="P2"><text:s/>mudança de diretórios: cd/</text:p>
      <text:p text:style-name="P2"/>
      <text:p text:style-name="P2">limpar a tela: cls</text:p>
      <text:p text:style-name="P2"/>
      <text:p text:style-name="P2">tecla tab tem a função autocompletar</text:p>
      <text:p text:style-name="P2"/>
      <text:p text:style-name="P2">criar uma pasta: mkdir</text:p>
      <text:p text:style-name="P2"/>
      <text:p text:style-name="P3">del – deleta arquivos em uma pasta</text:p>
      <text:p text:style-name="P3"/>
      <text:p text:style-name="P3">rmdir deleta um diretório (pasta)</text:p>
      <text:p text:style-name="P3"/>
      <text:p text:style-name="P3"/>
      <text:p text:style-name="P3"/>
      <text:p text:style-name="P4">A sigla SHA significa Secure Hash Algorithm ( Algoritmo de Hash Seguro), é um conjunto de funções hash criptográficas projetadas pela NSA ( Agência de Segurança Nacional dos EUA).</text:p>
      <text:p text:style-name="P4"/>
      <text:p text:style-name="P4">A encriptação gera conjunto de caracteres de 40 dígitos.</text:p>
      <text:p text:style-name="P4"/>
      <text:p text:style-name="P4"/>
      <text:p text:style-name="P5">BLOBS</text:p>
      <text:p text:style-name="P5"/>
      <text:p text:style-name="P5"/>
      <text:p text:style-name="P5">TREES</text:p>
      <text:p text:style-name="P5"/>
      <text:p text:style-name="P5"/>
      <text:p text:style-name="P5">COMMITS<text:line-break/></text:p>
      <text:p text:style-name="P5"/>
      <text:p text:style-name="P6">O Git Bash é um terminal estendido para otimizar o uso do 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52:00.574000000</meta:creation-date>
    <dc:date>2021-10-29T15:57:35.700000000</dc:date>
    <meta:editing-duration>PT1H13M34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5" meta:word-count="92" meta:character-count="534" meta:non-whitespace-character-count="452"/>
  </office:meta>
</office:document-meta>
</file>